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9" style:family="paragraph" style:parent-style-name="Table_20_Contents" style:list-style-name="L32">
      <style:text-properties style:font-name="Verdana" fo:font-size="16pt" style:font-size-asian="16pt" style:font-size-complex="16pt"/>
    </style:style>
    <style:style style:name="P30" style:family="paragraph" style:parent-style-name="Table_20_Contents" style:list-style-name="L33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34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35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32">
      <style:text-properties style:font-name="Verdana" fo:font-size="16pt" fo:background-color="#996600" style:font-size-asian="16pt" style:font-size-complex="16pt"/>
    </style:style>
    <style:style style:name="P34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5" style:family="paragraph" style:parent-style-name="Text_20_body" style:list-style-name="L31">
      <style:paragraph-properties fo:line-height="150%"/>
      <style:text-properties style:font-name="Arial" fo:font-size="16p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6" style:family="paragraph" style:parent-style-name="Text_20_body">
      <style:paragraph-properties fo:margin-top="0cm" fo:margin-bottom="0cm" fo:line-height="150%" style:writing-mode="lr-tb"/>
    </style:style>
    <style:style style:name="P8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text-line-through-style="solid" style:text-line-through-type="double"/>
    </style:style>
    <style:style style:name="T21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2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11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</text:span><text:soft-page-break/><text:span text:style-name="T15">(AUDJPY-M5).(2020-05-13_2020-05-21).</text:span><text:span text:style-name="T15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1"/>
      <text:p text:style-name="P15"><text:span text:style-name="T6">6.2.4_13</text:span><text:span text:style-name="T5">---------------------------------------------------------------------------</text:span></text:p>
      <text:p text:style-name="P18">[14] res free# JVEMV6 44#6.2_X / 44. currency / 6. obs / 2. demo result data / 20200911_172811</text:p>
      <text:p text:style-name="P7"/>
      <text:p text:style-name="P7">[do] <text:span text:style-name="T1">#_ </text:span></text:p>
      <text:list xml:id="list6313489659007169671" text:style-name="L1">
        <text:list-item>
          <text:p text:style-name="P37">REVIEW </text:p>
        </text:list-item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3_093746[eap-2.id-1].[AUDJPY-5].dir</text:p>
                    </text:list-item>
                    <text:list-item>
                      <text:p text:style-name="P72">20200904_094441[eap-2.id-1].[AUDJPY-5].dir</text:p>
                    </text:list-item>
                    <text:list-item>
                      <text:p text:style-name="P72"><text:soft-page-break/>20200904_221423[eap-2.id-1].[USDJPY-5].dir</text:p>
                    </text:list-item>
                  </text:list>
                </text:list-item>
                <text:list-item>
                  <text:p text:style-name="P3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7"><text:span text:style-name="T1">#_ </text:span>T-1.1 : 20200903_093746[eap-2.id-1].[AUDJPY-5].dir </text:p>
              <text:list>
                <text:list-item>
                  <text:p text:style-name="P37"/>
                </text:list-item>
              </text:list>
            </text:list-item>
          </text:list>
        </text:list-item>
      </text:list>
      <text:p text:style-name="P7">[next]</text:p>
      <text:list xml:id="list7286791786930590837" text:style-name="L2"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1_181429</text:span></text:p>
      <text:p text:style-name="P7"/>
      <text:p text:style-name="P11"/>
      <text:p text:style-name="P15"><text:span text:style-name="T6">6.2.4_14</text:span><text:span text:style-name="T5">---------------------------------------------------------------------------</text:span></text:p>
      <text:p text:style-name="P18">[15] res free# JVEMV6 44#6.2_X / 44. currency / 6. obs / 2. demo result data / 20200912_104905</text:p>
      <text:p text:style-name="P7"/>
      <text:p text:style-name="P7">[do] <text:span text:style-name="T1">#_ </text:span></text:p>
      <text:list xml:id="list4419111348075798582" text:style-name="L3">
        <text:list-item>
          <text:p text:style-name="P39"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<text:soft-page-break/><text:span text:style-name="T1">#_ </text:span>20200904_094441[eap-2.id-1].[AUDJPY-5].dir</text:p>
                    </text:list-item>
                    <text:list-item>
                      <text:p text:style-name="P39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1 : 20200904_094441[eap-2.id-1].[AUDJPY-5].dir </text:p>
            </text:list-item>
            <text:list-item>
              <text:p text:style-name="P39"><text:span text:style-name="T1">#_ </text:span>T-1.2 : 20200904_221423[eap-2.id-1].[USDJPY-5].dir </text:p>
            </text:list-item>
            <text:list-item>
              <text:p text:style-name="P39"/>
            </text:list-item>
          </text:list>
        </text:list-item>
      </text:list>
      <text:p text:style-name="P7">[next]</text:p>
      <text:list xml:id="list415626655752649318" text:style-name="L4">
        <text:list-item>
          <text:p text:style-name="P40">TASK</text:p>
          <text:list>
            <text:list-item>
              <text:list>
                <text:list-item>
                  <text:p text:style-name="P40">20200907_140329[eap-2.id-1].[AUDJPY-5].dir</text:p>
                </text:list-item>
                <text:list-item>
                  <text:p text:style-name="P40">20200907_143149[eap-2.id-1].[AUDJPY-5].dir</text:p>
                </text:list-item>
                <text:list-item>
                  <text:p text:style-name="P40">20200908_094814[eap-2.id-1].[AUDJPY-5].dir</text:p>
                </text:list-item>
                <text:list-item>
                  <text:p text:style-name="P40">20200909_091350[eap-2.id-1].[AUDJPY-5].dir</text:p>
                </text:list-item>
                <text:list-item>
                  <text:p text:style-name="P40">20200910_093925[eap-2.id-1].[USDJPY-5].dir</text:p>
                </text:list-item>
                <text:list-item>
                  <text:p text:style-name="P4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2_112727</text:span></text:p>
      <text:p text:style-name="P11"/>
      <text:p text:style-name="P15"><text:span text:style-name="T6">13.48_X</text:span><text:span text:style-name="T5">---------------------------------------------------------------------------</text:span></text:p>
      <text:p text:style-name="P18">[1] res free# JVEMV6 44#13.48_X / 44. currency / 13. tasks / 48. comment-out:ea-6 / 20200913_110315</text:p>
      <text:p text:style-name="P9"/>
      <text:p text:style-name="P7">[do] <text:span text:style-name="T1">#_ </text:span></text:p>
      <text:list xml:id="list3044063259232740499" text:style-name="L5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1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lines</text:p>
                  <text:list>
                    <text:list-item>
                      <text:p text:style-name="P41"><text:span text:style-name="T1">#_ </text:span>326</text:p>
                    </text:list-item>
                    <text:list-item>
                      <text:p text:style-name="P41"><text:span text:style-name="T1">#_ </text:span>619 </text:p>
                    </text:list-item>
                    <text:list-item>
                      <text:p text:style-name="P41"><text:span text:style-name="T1">#_ </text:span>288</text:p>
                    </text:list-item>
                    <text:list-item>
                      <text:p text:style-name="P41"><text:span text:style-name="T1">#_ </text:span>1507</text:p>
                    </text:list-item>
                    <text:list-item>
                      <text:p text:style-name="P41"><text:span text:style-name="T1">#_ </text:span>1518</text:p>
                    </text:list-item>
                  </text:list>
                </text:list-item>
                <text:list-item>
                  <text:p text:style-name="P41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4990255373952909730" text:style-name="L6">
        <text:list-item>
          <text:p text:style-name="P42">TASK : COMP</text:p>
        </text:list-item>
      </text:list>
      <text:p text:style-name="P7">[further]</text:p>
      <text:p text:style-name="P7"><text:line-break/><text:span text:style-name="T14">[/ XXX] 20200913_112252</text:span></text:p>
      <text:p text:style-name="P9"/>
      <text:p text:style-name="P11"/>
      <text:p text:style-name="P9"/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5788137736520411131" text:style-name="L7">
        <text:list-item>
          <text:p text:style-name="P43">REVIEW </text:p>
        </text:list-item>
        <text:list-item>
          <text:p text:style-name="P43">TASK</text:p>
          <text:list>
            <text:list-item>
              <text:list>
                <text:list-item>
                  <text:p text:style-name="P73">20200907_140329[eap-2.id-1].[AUDJPY-5].dir</text:p>
                </text:list-item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  <text:list-item>
              <text:p text:style-name="P43"><text:span text:style-name="T1">#_ </text:span>T-1.1 : 20200907_143149[eap-2.id-1].[AUDJPY-5].dir</text:p>
              <text:list>
                <text:list-item>
                  <text:p text:style-name="P43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2944185283040582374" text:style-name="L8">
        <text:list-item>
          <text:p text:style-name="P44">TASK</text:p>
          <text:list>
            <text:list-item>
              <text:list>
                <text:list-item>
                  <text:p text:style-name="P44">20200907_143149[eap-2.id-1].[AUDJPY-5].dir</text:p>
                </text:list-item>
                <text:list-item>
                  <text:p text:style-name="P44">20200908_094814[eap-2.id-1].[AUDJPY-5].dir</text:p>
                </text:list-item>
                <text:list-item>
                  <text:p text:style-name="P44">20200909_091350[eap-2.id-1].[AUDJPY-5].dir</text:p>
                </text:list-item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3_115631</text:span></text:p>
      <text:p text:style-name="P7"/>
      <text:p text:style-name="P11"/>
      <text:p text:style-name="P7"><text:soft-page-break/></text:p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demo result data / 20200914_112743</text:p>
      <text:p text:style-name="P7"/>
      <text:p text:style-name="P7">[do] <text:span text:style-name="T1">#_ </text:span></text:p>
      <text:list xml:id="list4191330900694559725" text:style-name="L9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74">20200907_143149[eap-2.id-1].[AUDJPY-5].dir</text:p>
                </text:list-item>
                <text:list-item>
                  <text:p text:style-name="P77">20200908_094814[eap-2.id-1].[AUDJPY-5].dir</text:p>
                </text:list-item>
                <text:list-item>
                  <text:p text:style-name="P77">20200909_091350[eap-2.id-1].[AUDJPY-5].dir</text:p>
                </text:list-item>
                <text:list-item>
                  <text:p text:style-name="P83">20200910_093925[eap-2.id-1].[USDJPY-5].dir</text:p>
                </text:list-item>
                <text:list-item>
                  <text:p text:style-name="P83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8_094814[eap-2.id-1].[AUDJPY-5].dir </text:p>
            </text:list-item>
            <text:list-item>
              <text:p text:style-name="P45"><text:span text:style-name="T1">#_ </text:span>20200909_091350[eap-2.id-1].[AUDJPY-5].dir </text:p>
            </text:list-item>
            <text:list-item>
              <text:p text:style-name="P45"/>
            </text:list-item>
          </text:list>
        </text:list-item>
      </text:list>
      <text:p text:style-name="P7">[next]</text:p>
      <text:list xml:id="list5309671363040922329" text:style-name="L10">
        <text:list-item>
          <text:p text:style-name="P46">TASK</text:p>
          <text:list>
            <text:list-item>
              <text:list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4_121652</text:span></text:p>
      <text:p text:style-name="P7"/>
      <text:p text:style-name="P11"/>
      <text:p text:style-name="P7"><text:soft-page-break/></text:p>
      <text:p text:style-name="P15"><text:span text:style-name="T6">6.2.4_16</text:span><text:span text:style-name="T5">---------------------------------------------------------------------------</text:span></text:p>
      <text:p text:style-name="P18">[17] res free# JVEMV6 44#6.2_X / 44. currency / 6. obs / 2. demo result data / 20200915_163237</text:p>
      <text:p text:style-name="P7"/>
      <text:p text:style-name="P7">[do] <text:span text:style-name="T1">#_ </text:span></text:p>
      <text:list xml:id="list8141228557801650674" text:style-name="L11">
        <text:list-item>
          <text:p text:style-name="P47">REVIEW </text:p>
        </text:list-item>
        <text:list-item>
          <text:p text:style-name="P47"><text:span text:style-name="T1">#_ </text:span>SEG-1 : TASKS-48.1</text:p>
          <text:list>
            <text:list-item>
              <text:p text:style-name="P47">S-1.1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1 </text:p>
          <text:list>
            <text:list-item>
              <text:list>
                <text:list-item>
                  <text:p text:style-name="P47"><text:span text:style-name="T1">#_ </text:span>20200910_093925[eap-2.id-1].[USDJPY-5].dir</text:p>
                </text:list-item>
                <text:list-item>
                  <text:p text:style-name="P75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4144701311595771352" text:style-name="L12">
        <text:list-item>
          <text:p text:style-name="P48">TASK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5_175719</text:span></text:p>
      <text:p text:style-name="P7"/>
      <text:p text:style-name="P11"/>
      <text:p text:style-name="P7"/>
      <text:p text:style-name="P15"><text:span text:style-name="T6">6.2.4_17</text:span><text:span text:style-name="T5">---------------------------------------------------------------------------</text:span></text:p>
      <text:p text:style-name="P18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7642254771328255191" text:style-name="L13">
        <text:list-item>
          <text:p text:style-name="P49">REVIEW </text:p>
        </text:list-item>
        <text:list-item>
          <text:p text:style-name="P49"><text:span text:style-name="T1">#_ </text:span>TASK-1 </text:p>
          <text:list>
            <text:list-item>
              <text:list>
                <text:list-item>
                  <text:p text:style-name="P49">20200911_181722[eap-2.id-1].[USDJPY-5].dir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<text:span text:style-name="T1">#_ </text:span>PROBLEM : “\app\Lib\utils\libfx.php (line 968) '$cntOf_TRs : 0'”</text:p>
                  <text:list>
                    <text:list-item>
                      <text:p text:style-name="P49">TRY-1 : review ==&gt; tickets-data list items → in statement file ?</text:p>
                      <text:list>
                        <text:list-item>
                          <text:p text:style-name="P49">==&gt; YES</text:p>
                        </text:list-item>
                      </text:list>
                    </text:list-item>
                    <text:list-item>
                      <text:p text:style-name="P49"><text:span text:style-name="T1">#_ </text:span>TRY-1.1 : statement file ==&gt; 9/11 and 9/10</text:p>
                      <text:list>
                        <text:list-item>
                          <text:p text:style-name="P49">9/10<text:tab/>==&gt; DetailedStatement.[u-j,M5,sell].[id=20117981].[20200913_112022].htm</text:p>
                        </text:list-item>
                        <text:list-item>
                          <text:p text:style-name="P49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9"><text:span text:style-name="T1">#_ </text:span>TRY-1.2 : 9/10 ==&gt; re-gen combined </text:p>
                      <text:list>
                        <text:list-item>
                          <text:p text:style-name="P49"><text:span text:style-name="T1">#_ </text:span>DUP : odt file</text:p>
                        </text:list-item>
                        <text:list-item>
                          <text:p text:style-name="P49"><text:span text:style-name="T1">#_ </text:span>search : #20200910_093925[eap-2.id-1].[USDJPY-5].dir ==&gt; <text:span text:style-name="T19">#20200916_133148</text:span></text:p>
                        </text:list-item>
                        <text:list-item>
                          <text:p text:style-name="P71">folder ==&gt; back to …/Logs</text:p>
                        </text:list-item>
                        <text:list-item>
                          <text:p text:style-name="P71">url ==&gt; access</text:p>
                        </text:list-item>
                        <text:list-item>
                          <text:p text:style-name="P71">==&gt; gen-ed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9">FOUND : html output ==&gt; “'count($lo_LineOf_Ticket_Data) : 98'”</text:span></text:p>
                    </text:list-item>
                    <text:list-item>
                      <text:p text:style-name="P49"><text:span text:style-name="T1">#_ </text:span><text:span text:style-name="T19">TRY-2 : review ==&gt; [ea-6_tester-1].(20200911_181722).</text:span><text:span text:style-name="T19">(tickets-data).log</text:span></text:p>
                      <text:list>
                        <text:list-item>
                          <text:p text:style-name="P71"><text:soft-page-break/>compare with : [ea-6_tester-1].(20200910_093925).(tickets-data).log</text:p>
                        </text:list-item>
                        <text:list-item>
                          <text:p text:style-name="P71">===&gt; no diff</text:p>
                        </text:list-item>
                      </text:list>
                    </text:list-item>
                    <text:list-item>
                      <text:p text:style-name="P71">TRY-3 : review ==&gt; “\lib_fx_admin.php (line 1404)”</text:p>
                      <text:list>
                        <text:list-item>
                          <text:p text:style-name="P49"><text:span text:style-name="T19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19">http://localhost/Eclipse_Luna/Cake_IFM11/fx_utilities/util_3__Gen_Trading_Result_List?param_Dpath_File_Tickets_Data=C</text:span></text:a><text:span text:style-name="T19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9">TRY-4 : fix the params, re-access</text:span></text:p>
                      <text:list>
                        <text:list-item>
                          <text:p text:style-name="P49"><text:span text:style-name="T19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19">(20200911_181722).(tickets-data).log&amp;param_Fname_File_Statement=DetailedStateme</text:span><text:soft-page-break/><text:span text:style-name="T19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71">===&gt; gen-ed</text:p>
                        </text:list-item>
                      </text:list>
                    </text:list-item>
                    <text:list-item>
                      <text:p text:style-name="P76">TRY-X : eclipse task : 44#fx-fix_in-44#6.2_combined-not-created-properly/1~</text:p>
                      <text:list>
                        <text:list-item>
                          <text:p text:style-name="P76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9"><text:s text:c="2"/></text:p>
                </text:list-item>
              </text:list>
            </text:list-item>
          </text:list>
        </text:list-item>
      </text:list>
      <text:p text:style-name="P7">[next]</text:p>
      <text:list xml:id="list6685779438387782951" text:style-name="L14">
        <text:list-item>
          <text:p text:style-name="P50">TASK</text:p>
          <text:list>
            <text:list-item>
              <text:list>
                <text:list-item>
                  <text:p text:style-name="P50">20200914_095555[eap-2.id-1].[USDJPY-5].dir</text:p>
                </text:list-item>
                <text:list-item>
                  <text:p text:style-name="P50">20200915_163128[eap-2.id-1].[USDJPY-5].dir</text:p>
                </text:list-item>
                <text:list-item>
                  <text:p text:style-name="P50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11"/>
      <text:p text:style-name="P7"/>
      <text:p text:style-name="P15"><text:span text:style-name="T6">6.2.4_18</text:span><text:span text:style-name="T5">---------------------------------------------------------------------------</text:span></text:p>
      <text:p text:style-name="P18">[19] res free# JVEMV6 44#6.2_X / 44. currency / 6. obs / 2. demo result data / 20200917_104504</text:p>
      <text:p text:style-name="P7"/>
      <text:p text:style-name="P7">[do] <text:span text:style-name="T1">#_ </text:span></text:p>
      <text:list xml:id="list3932762515577779587" text:style-name="L15">
        <text:list-item>
          <text:p text:style-name="P51"><text:soft-page-break/>REVIEW </text:p>
        </text:list-item>
        <text:list-item>
          <text:p text:style-name="P51">TASK-1</text:p>
          <text:list>
            <text:list-item>
              <text:list>
                <text:list-item>
                  <text:p text:style-name="P78">20200914_095555[eap-2.id-1].[USDJPY-5].dir</text:p>
                </text:list-item>
                <text:list-item>
                  <text:p text:style-name="P84">20200915_163128[eap-2.id-1].[USDJPY-5].dir</text:p>
                </text:list-item>
                <text:list-item>
                  <text:p text:style-name="P84">20200916_094242[eap-2.id-1].[USDJPY-5].dir</text:p>
                </text:list-item>
              </text:list>
            </text:list-item>
            <text:list-item>
              <text:p text:style-name="P51"><text:span text:style-name="T1">#_ </text:span>T-1.1 : 20200914_095555[eap-2.id-1].[USDJPY-5].dir </text:p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462977303664435981" text:style-name="L16">
        <text:list-item>
          <text:p text:style-name="P52">TASK</text:p>
          <text:list>
            <text:list-item>
              <text:list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11"/>
      <text:p text:style-name="P15"><text:span text:style-name="T6">6.2.4_19</text:span><text:span text:style-name="T5">---------------------------------------------------------------------------</text:span></text:p>
      <text:p text:style-name="P18">[20] res free# JVEMV6 44#6.2_X / 44. currency / 6. obs / 2. demo result data / 20200918_121859</text:p>
      <text:p text:style-name="P7"/>
      <text:p text:style-name="P7">[do] <text:span text:style-name="T1">#_ </text:span></text:p>
      <text:list xml:id="list2730036724824180425" text:style-name="L17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79">20200915_163128[eap-2.id-1].[USDJPY-5].dir</text:p>
                </text:list-item>
                <text:list-item>
                  <text:p text:style-name="P53">20200916_094242[eap-2.id-1].[USDJPY-5].dir</text:p>
                </text:list-item>
              </text:list>
            </text:list-item>
            <text:list-item>
              <text:p text:style-name="P53"><text:soft-page-break/>T-1.1 : 20200915_163128[eap-2.id-1].[USDJPY-5].dir</text:p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4582595886608962652" text:style-name="L18">
        <text:list-item>
          <text:p text:style-name="P54">TASK</text:p>
          <text:list>
            <text:list-item>
              <text:list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8_121842</text:span></text:p>
      <text:p text:style-name="P7"/>
      <text:p text:style-name="P11"/>
      <text:p text:style-name="P7"/>
      <text:p text:style-name="P15"><text:span text:style-name="T6">6.2.4_20</text:span><text:span text:style-name="T5">---------------------------------------------------------------------------</text:span></text:p>
      <text:p text:style-name="P18">[21] res free# JVEMV6 44#6.2_X / 44. currency / 6. obs / 2. demo result data / 20200919_103615</text:p>
      <text:p text:style-name="P7"/>
      <text:p text:style-name="P7">[do] <text:span text:style-name="T1">#_ </text:span></text:p>
      <text:list xml:id="list4018562747587541155" text:style-name="L19">
        <text:list-item>
          <text:p text:style-name="P55">REVIEW </text:p>
        </text:list-item>
        <text:list-item>
          <text:p text:style-name="P55">TASK-1 </text:p>
          <text:list>
            <text:list-item>
              <text:list>
                <text:list-item>
                  <text:p text:style-name="P80">20200916_094242[eap-2.id-1].[USDJPY-5].dir</text:p>
                </text:list-item>
              </text:list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2364971040769728851" text:style-name="L20">
        <text:list-item>
          <text:p text:style-name="P56">TASK</text:p>
          <text:list>
            <text:list-item>
              <text:list>
                <text:list-item>
                  <text:p text:style-name="P56">20200917_083009[eap-2.id-1].[USDJPY-5].dir</text:p>
                </text:list-item>
                <text:list-item>
                  <text:p text:style-name="P56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4">[/ XXX] 20200919_114726</text:span></text:p>
      <text:p text:style-name="P7"/>
      <text:p text:style-name="P11"/>
      <text:p text:style-name="P15"><text:span text:style-name="T6">6.2.4_21</text:span><text:span text:style-name="T5">---------------------------------------------------------------------------</text:span></text:p>
      <text:p text:style-name="P18">[22] res free# JVEMV6 44#6.2_X / 44. currency / 6. obs / 2. demo result data / 20200920_130626</text:p>
      <text:p text:style-name="P7"/>
      <text:p text:style-name="P7">[do] <text:span text:style-name="T1">#_ </text:span></text:p>
      <text:list xml:id="list4944894178090653349" text:style-name="L21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81">20200917_083009[eap-2.id-1].[USDJPY-5].dir</text:p>
                </text:list-item>
                <text:list-item>
                  <text:p text:style-name="P81">20200918_084904[eap-2.id-1].[USDJPY-5].dir</text:p>
                </text:list-item>
              </text:list>
            </text:list-item>
            <text:list-item>
              <text:p text:style-name="P57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504090" text:continue-numbering="true" text:style-name="L21">
        <text:list-item>
          <text:list>
            <text:list-item>
              <text:p text:style-name="P57"/>
            </text:list-item>
            <text:list-item>
              <text:p text:style-name="P57"/>
            </text:list-item>
          </text:list>
        </text:list-item>
      </text:list>
      <text:p text:style-name="P7">[next]</text:p>
      <text:list xml:id="list496702548388874137" text:style-name="L22">
        <text:list-item>
          <text:p text:style-name="P58"/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11"/>
      <text:p text:style-name="P15"><text:soft-page-break/><text:span text:style-name="T6">6.2.4_22</text:span><text:span text:style-name="T5">---------------------------------------------------------------------------</text:span></text:p>
      <text:p text:style-name="P18">[23] res free# JVEMV6 44#6.2_X / 44. currency / 6. obs / 2. demo result data / 20200921_140657</text:p>
      <text:p text:style-name="P7"/>
      <text:p text:style-name="P7">[do] <text:span text:style-name="T1">#_ </text:span></text:p>
      <text:list xml:id="list6139995615629123474" text:style-name="L23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2073573297491166465" text:style-name="L24">
        <text:list-item>
          <text:p text:style-name="P60">TASK : 9/18, u/j, m5, sell </text:p>
          <text:list>
            <text:list-item>
              <text:p text:style-name="P60">==&gt; prev 4 consecu-down → graphing</text:p>
            </text:list-item>
          </text:list>
        </text:list-item>
        <text:list-item>
          <text:p text:style-name="P60">TASK-2</text:p>
          <text:list>
            <text:list-item>
              <text:p text:style-name="P60">a/j, m5, sell (sdcard)</text:p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11"/>
      <text:p text:style-name="P15"><text:span text:style-name="T6">6.2.4_22</text:span><text:span text:style-name="T5">---------------------------------------------------------------------------</text:span></text:p>
      <text:p text:style-name="P18">[23] res free# JVEMV6 44#6.2_X / 44. currency / 6. obs / 2. demo result data / 20200922_110102</text:p>
      <text:p text:style-name="P7"/>
      <text:p text:style-name="P7">[do] <text:span text:style-name="T1">#_ </text:span></text:p>
      <text:list xml:id="list7056711230216447415" text:style-name="L25">
        <text:list-item>
          <text:p text:style-name="P61">REVIEW </text:p>
        </text:list-item>
        <text:list-item>
          <text:p text:style-name="P61"><text:span text:style-name="T1">#_ </text:span>TASK : 9/18, u/j, m5, sell aaa</text:p>
          <text:list>
            <text:list-item>
              <text:list>
                <text:list-item>
                  <text:p text:style-name="P61"><text:soft-page-break/>==&gt; prev 4 consecu-<text:span text:style-name="T20">down</text:span> up → graphing</text:p>
                </text:list-item>
              </text:list>
            </text:list-item>
            <text:list-item>
              <text:p text:style-name="P61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2496935" text:continue-numbering="true" text:style-name="L25">
        <text:list-item>
          <text:list>
            <text:list-item>
              <text:list>
                <text:list-item>
                  <text:p text:style-name="P61"/>
                </text:list-item>
              </text:list>
            </text:list-item>
          </text:list>
        </text:list-item>
        <text:list-item>
          <text:p text:style-name="P61">TASK-2</text:p>
          <text:list>
            <text:list-item>
              <text:p text:style-name="P61">a/j, m5, sell (sdcard)</text:p>
              <text:list>
                <text:list-item>
                  <text:p text:style-name="P82">20200907_134721[eap-2.id-1].[AUDJPY-5].dir</text:p>
                </text:list-item>
                <text:list-item>
                  <text:p text:style-name="P61">20200908_103526[eap-2.id-1].[AUDJPY-5].dir</text:p>
                </text:list-item>
                <text:list-item>
                  <text:p text:style-name="P61">20200909_115319[eap-2.id-1].[AUDJPY-5].dir</text:p>
                </text:list-item>
                <text:list-item>
                  <text:p text:style-name="P61">20200910_093548[eap-2.id-1].[AUDJPY-5].dir</text:p>
                </text:list-item>
                <text:list-item>
                  <text:p text:style-name="P61">20200911_045656[eap-2.id-1].[AUDJPY-5].dir</text:p>
                </text:list-item>
                <text:list-item>
                  <text:p text:style-name="P61">20200914_094747[eap-2.id-1].[AUDJPY-5].dir</text:p>
                </text:list-item>
                <text:list-item>
                  <text:p text:style-name="P61">20200915_045322[eap-2.id-1].[AUDJPY-5].dir</text:p>
                </text:list-item>
                <text:list-item>
                  <text:p text:style-name="P61">20200916_143622[eap-2.id-1].[AUDJPY-5].dir</text:p>
                </text:list-item>
                <text:list-item>
                  <text:p text:style-name="P61">20200917_082627[eap-2.id-1].[AUDJPY-5].dir</text:p>
                </text:list-item>
                <text:list-item>
                  <text:p text:style-name="P61">20200918_084824[eap-2.id-1].[AUDJPY-5].dir</text:p>
                </text:list-item>
              </text:list>
            </text:list-item>
            <text:list-item>
              <text:p text:style-name="P61"><text:span text:style-name="T1">#_ </text:span>T-2.1 : 20200907_134721[eap-2.id-1].[AUDJPY-5].dir</text:p>
            </text:list-item>
          </text:list>
        </text:list-item>
        <text:list-item>
          <text:p text:style-name="P61">[further]</text:p>
        </text:list-item>
      </text:list>
      <text:p text:style-name="P7">[next]</text:p>
      <text:list xml:id="list7119682607325092008" text:style-name="L26">
        <text:list-item>
          <text:p text:style-name="P62">TASK</text:p>
          <text:list>
            <text:list-item>
              <text:list>
                <text:list-item>
                  <text:p text:style-name="P62">20200908_103526[eap-2.id-1].[AUDJPY-5].dir</text:p>
                </text:list-item>
                <text:list-item>
                  <text:p text:style-name="P62">20200909_115319[eap-2.id-1].[AUDJPY-5].dir</text:p>
                </text:list-item>
                <text:list-item>
                  <text:p text:style-name="P62">20200910_093548[eap-2.id-1].[AUDJPY-5].dir</text:p>
                </text:list-item>
                <text:list-item>
                  <text:p text:style-name="P62">20200911_045656[eap-2.id-1].[AUDJPY-5].dir</text:p>
                </text:list-item>
                <text:list-item>
                  <text:p text:style-name="P62">20200914_094747[eap-2.id-1].[AUDJPY-5].dir</text:p>
                </text:list-item>
                <text:list-item>
                  <text:p text:style-name="P62"><text:soft-page-break/>20200915_045322[eap-2.id-1].[AUDJPY-5].dir</text:p>
                </text:list-item>
                <text:list-item>
                  <text:p text:style-name="P62">20200916_143622[eap-2.id-1].[AUDJPY-5].dir</text:p>
                </text:list-item>
                <text:list-item>
                  <text:p text:style-name="P62">20200917_082627[eap-2.id-1].[AUDJPY-5].dir</text:p>
                </text:list-item>
                <text:list-item>
                  <text:p text:style-name="P62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11"/>
      <text:p text:style-name="P15"><text:span text:style-name="T6">6.2.4_X</text:span><text:span text:style-name="T5">---------------------------------------------------------------------------</text:span></text:p>
      <text:p text:style-name="P18"><text:span text:style-name="T6">[1] res free# JVEMV6 44#TASKS_49 / 44. currency / TASKS-49. combined-list-gen-stats / 20200924_112321</text:span></text:p>
      <text:p text:style-name="P15"><text:span text:style-name="T6"/></text:p>
      <text:p text:style-name="P7">[do] <text:span text:style-name="T1">#_ </text:span></text:p>
      <text:list xml:id="list7828273169939378977" text:style-name="L27">
        <text:list-item>
          <text:p text:style-name="P63">REVIEW </text:p>
        </text:list-item>
        <text:list-item>
          <text:p text:style-name="P63">TASK-1</text:p>
          <text:list>
            <text:list-item>
              <text:p text:style-name="P63"><text:span text:style-name="T1">#_ </text:span>T-1.1 : re-look codes</text:p>
            </text:list-item>
            <text:list-item>
              <text:p text:style-name="P63"><text:span text:style-name="T1">#_ </text:span>T-1.2 : //code:20200924_112838</text:p>
              <text:list>
                <text:list-item>
                  <text:p text:style-name="P63">CODE : gen → total</text:p>
                </text:list-item>
                <text:list-item>
                  <text:p text:style-name="P63">sample ==&gt; 20200908_103526[eap-2.id-1].[AUDJPY-5].dir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<text:span text:style-name="T1">#_ </text:span>T-1.3 : minus, plus</text:p>
              <text:list>
                <text:list-item>
                  <text:p text:style-name="P63">==&gt; OK</text:p>
                </text:list-item>
              </text:list>
            </text:list-item>
            <text:list-item>
              <text:p text:style-name="P63"><text:span text:style-name="T1">#_ </text:span>T-1.4 : BB.loc ==&gt; 1, minus order</text:p>
              <text:list>
                <text:list-item>
                  <text:p text:style-name="P63"><text:soft-page-break/>CODE</text:p>
                </text:list-item>
                <text:list-item>
                  <text:p text:style-name="P63">==&gt; OK</text:p>
                </text:list-item>
              </text:list>
            </text:list-item>
            <text:list-item>
              <text:p text:style-name="P63">T-1.5 : codes ==&gt; to a new func</text:p>
              <text:list>
                <text:list-item>
                  <text:p text:style-name="P63">CODE : //code:20200924_112838</text:p>
                  <text:list>
                    <text:list-item>
                      <text:p text:style-name="P63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3">T-1.6 : BB.loc ==&gt; 1~3</text:p>
              <text:list>
                <text:list-item>
                  <text:p text:style-name="P63">CODE : //code:20200924_115713</text:p>
                </text:list-item>
                <text:list-item>
                  <text:p text:style-name="P63">==&gt; OK</text:p>
                </text:list-item>
              </text:list>
            </text:list-item>
            <text:list-item>
              <text:p text:style-name="P63">T-1.7 : 1 ~ 6</text:p>
              <text:list>
                <text:list-item>
                  <text:p text:style-name="P63">CODE : //code:20200924_121037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T-1.8 : order in plus, 1 ~ 6</text:p>
              <text:list>
                <text:list-item>
                  <text:p text:style-name="P63">CODE : //code:20200924_122109</text:p>
                </text:list-item>
                <text:list-item>
                  <text:p text:style-name="P63">==&gt; OK</text:p>
                </text:list-item>
              </text:list>
            </text:list-item>
          </text:list>
        </text:list-item>
      </text:list>
      <text:p text:style-name="P7">[next]</text:p>
      <text:list xml:id="list2681948788689705579" text:style-name="L36">
        <text:list-item>
          <text:p text:style-name="P68">TASK : cont. (TASKS-49)</text:p>
          <text:list>
            <text:list-item>
              <text:p text:style-name="P68">sum of total, ….</text:p>
            </text:list-item>
          </text:list>
        </text:list-item>
      </text:list>
      <text:p text:style-name="P7">[further]</text:p>
      <text:p text:style-name="P7"><text:span text:style-name="T6"><text:line-break/></text:span><text:span text:style-name="T13">[/ XXX] 20200924_122449</text:span></text:p>
      <text:p text:style-name="P7"/>
      <text:p text:style-name="P7"><text:span text:style-name="T21">@@@</text:span></text:p>
      <text:p text:style-name="P15"><text:span text:style-name="T6">6.2.4_1</text:span><text:span text:style-name="T5">---------------------------------------------------------------------------</text:span></text:p>
      <text:p text:style-name="P18">[2] res free# JVEMV6 44#TASKS_49 / 44. currency / TASKS-49. combined-list-gen-stats / XXX</text:p>
      <text:p text:style-name="P7"><text:soft-page-break/></text:p>
      <text:p text:style-name="P7">[do] <text:span text:style-name="T1">#_ </text:span></text:p>
      <text:list xml:id="list7717226497962321493" text:style-name="L38">
        <text:list-item>
          <text:p text:style-name="P70">REVIEW </text:p>
        </text:list-item>
        <text:list-item>
          <text:p text:style-name="P70">TASK-1</text:p>
        </text:list-item>
      </text:list>
      <text:p text:style-name="P7">[next]</text:p>
      <text:list xml:id="list820778787322607074" text:style-name="L37">
        <text:list-item>
          <text:p text:style-name="P69">TASK</text:p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7"/>
      <text:p text:style-name="P15"><text:span text:style-name="T6">6.2.4_23</text:span><text:span text:style-name="T5">---------------------------------------------------------------------------</text:span></text:p>
      <text:p text:style-name="P18">[24] res free# JVEMV6 44#6.2_X / 44. currency / 6. obs / 2. demo result data / XXX</text:p>
      <text:p text:style-name="P7"/>
      <text:p text:style-name="P7">[do] <text:span text:style-name="T1">#_ </text:span></text:p>
      <text:list xml:id="list32484107" text:continue-list="list7828273169939378977" text:style-name="L27">
        <text:list-item>
          <text:p text:style-name="P63">REVIEW </text:p>
        </text:list-item>
        <text:list-item>
          <text:p text:style-name="P63">TASK-1</text:p>
        </text:list-item>
      </text:list>
      <text:p text:style-name="P7">[next]</text:p>
      <text:list xml:id="list6348834639521274650" text:style-name="L28">
        <text:list-item>
          <text:p text:style-name="P64">TASK</text:p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7">------------------------------------------------ [TEMPLATE] 20191224_144528</text:p>
      <text:p text:style-name="P7"><text:soft-page-break/><text:span text:style-name="T12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32486477" text:continue-list="list4419111348075798582" text:style-name="L3">
        <text:list-item>
          <text:p text:style-name="P39">REVIEW </text:p>
        </text:list-item>
        <text:list-item>
          <text:p text:style-name="P39">TASK-1</text:p>
        </text:list-item>
      </text:list>
      <text:p text:style-name="P7">[next]</text:p>
      <text:list xml:id="list2648414335631548935" text:style-name="L29">
        <text:list-item>
          <text:p text:style-name="P65">TASK</text:p>
        </text:list-item>
      </text:list>
      <text:p text:style-name="P7">[further]</text:p>
      <text:p text:style-name="P14"><text:line-break/><text:span text:style-name="T14">[/ XXX] </text:span></text:p>
      <text:p text:style-name="P23"/>
      <text:p text:style-name="P23"/>
      <text:p text:style-name="P23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7725223998683888547" text:style-name="L30">
        <text:list-item>
          <text:p text:style-name="P6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ext:soft-page-break/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496910" text:continue-numbering="true" text:style-name="L30">
        <text:list-item>
          <text:p text:style-name="P66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36090268306026778" text:style-name="L31">
        <text:list-item>
          <text:p text:style-name="P3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360459852298521707" text:style-name="L32">
              <text:list-item>
                <text:p text:style-name="P29">M – w &gt; a (new window)</text:p>
              </text:list-item>
              <text:list-item>
                <text:p text:style-name="P29">doc 2 : select → session number</text:p>
              </text:list-item>
              <text:list-item>
                <text:p text:style-name="P29">doc 1</text:p>
                <text:list>
                  <text:list-item>
                    <text:p text:style-name="P29">DUP → template</text:p>
                  </text:list-item>
                  <text:list-item>
                    <text:p text:style-name="P29">session num → paste</text:p>
                  </text:list-item>
                  <text:list-item>
                    <text:p text:style-name="P29">datetime ==&gt; change to “XXX”</text:p>
                  </text:list-item>
                  <text:list-item>
                    <text:p text:style-name="P29">session num → update</text:p>
                  </text:list-item>
                </text:list>
              </text:list-item>
              <text:list-item>
                <text:p text:style-name="P29">doc 2 : select → session string</text:p>
              </text:list-item>
              <text:list-item>
                <text:p text:style-name="P33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3115997417089619844" text:style-name="L33">
              <text:list-item>
                <text:p text:style-name="P30">commit</text:p>
                <text:list>
                  <text:list-item>
                    <text:p text:style-name="P30">jve</text:p>
                  </text:list-item>
                  <text:list-item>
                    <text:p text:style-name="P30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###</text:p>
          </table:table-cell>
          <table:covered-table-cell/>
        </table:table-row>
        <table:table-row>
          <table:table-cell table:style-name="表5.A6" office:value-type="float" office:value="1">
            <text:p text:style-name="P27">1</text:p>
          </table:table-cell>
          <table:table-cell table:style-name="表5.A3" office:value-type="string">
            <text:p text:style-name="P34"><office:annotation office:name="__Annotation__8900_5646382082"><dc:creator>iwabuchi ken</dc:creator><dc:date>2020-06-18T17:30:51.73</dc:date><text:p text:style-name="P88"><text:span text:style-name="T22">https://stackoverflow.com/questions/357315/get-list-of-passed-arguments-in-windows-batch-script-bat</text:span></text:p></office:annotation><text:span text:style-name="T17">C:</text:span><office:annotation-end office:name="__Annotation__8900_5646382082"/><text:span text:style-name="T17">\WORKS_2\WS\WS_Others.JVEMV6\JVEMV6\44_currency\10_prog-php\2_tester\end_all_cake.bat (comp)</text:span><text:span text:style-name="T18"> <text:s text:c="3"/></text:span><text:s text:c="31"/><text:span text:style-name="T4">[1] res free# JVEMV6 44#TASKS_49 / 44. currency / TASKS-49. combined-list-gen-stats / 20200924_112321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84</dc:date><text:p text:style-name="P88"><text:span text:style-name="T22">https://stackoverflow.com/questions/357315/get-list-of-passed-arguments-in-windows-batch-script-bat</text:span></text:p></office:annotation><text:span text:style-name="T17">C:</text:span><office:annotation-end office:name="__Annotation__8900_56463820813"/><text:span text:style-name="T17">\WORKS_2\WS\WS_Others.JVEMV6\JVEMV6\44_currency\10_prog-php\2_tester\end_all_mt4.bat <text:s text:c="55"/></text:span><text:soft-page-break/><text:span text:style-name="T4">[1] res free# JVEMV6 44#TASKS_49 / 44. currency / TASKS-49. combined-list-gen-stats / 20200924_112321</text:span></text:p>
          </table:table-cell>
        </table:table-row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84</dc:date><text:p text:style-name="P88"><text:span text:style-name="T22">https://stackoverflow.com/questions/357315/get-list-of-passed-arguments-in-windows-batch-script-bat</text:span></text:p></office:annotation><text:span text:style-name="T16">C:</text:span><office:annotation-end office:name="__Annotation__8900_564638208111"/><text:span text:style-name="T16">\WORKS_2\WS\WS_Others.JVEMV6\JVEMV6\44_currency\10_prog-php\2_tester\end_all_jve.bat</text:span> <text:span text:style-name="T4">[1] res free# JVEMV6 44#TASKS_49 / 44. currency / TASKS-49. combined-list-gen-stats / 20200924_112321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85</dc:date><text:p text:style-name="P88"><text:span text:style-name="T22">https://stackoverflow.com/questions/357315/get-list-of-passed-arguments-in-windows-batch-script-bat</text:span></text:p></office:annotation><text:span text:style-name="T16">C:</text:span><office:annotation-end office:name="__Annotation__8900_564638208121"/><text:span text:style-name="T16">\WORKS_2\WS\WS_Others.JVEMV6\JVEMV6\44_currency\10_prog-php\2_tester\end_all_apps.bat</text:span> <text:span text:style-name="T4">[1] res free# JVEMV6 44#TASKS_49 / 44. currency / TASKS-49. combined-list-gen-stats / 20200924_112321</text:span></text:p>
          </table:table-cell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7310324492125051342" text:style-name="L34">
              <text:list-item>
                <text:p text:style-name="P31">doc 1 : select → git push, echo</text:p>
              </text:list-item>
              <text:list-item>
                <text:p text:style-name="P31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4618606976494455917" text:style-name="L35">
              <text:list-item>
                <text:p text:style-name="P32">eclipse</text:p>
              </text:list-item>
              <text:list-item>
                <text:p text:style-name="P32">mt4</text:p>
              </text:list-item>
              <text:list-item>
                <text:p text:style-name="P32">folders</text:p>
              </text:list-item>
              <text:list-item>
                <text:p text:style-name="P32"><text:soft-page-break/>sakura files</text:p>
              </text:list-item>
              <text:list-item>
                <text:p text:style-name="P32">docs</text:p>
              </text:list-item>
            </text:list>
          </table:table-cell>
          <table:covered-table-cell/>
        </table:table-row>
      </table:table>
      <text:list xml:id="list32505298" text:continue-list="list636090268306026778" text:style-name="L31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493943" text:continue-numbering="true" text:style-name="L31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2497901" text:continue-numbering="true" text:style-name="L31">
        <text:list-item>
          <text:p text:style-name="P35">move “<text:span text:style-name="T2">@@@</text:span>”</text:p>
        </text:list-item>
        <text:list-item>
          <text:p text:style-name="P67">DUP : template</text:p>
        </text:list-item>
      </text:list>
      <text:p text:style-name="P7"/>
      <text:p text:style-name="P7"><text:soft-page-break/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4T12:27:28.24</dc:date>
    <dc:creator>iwabuchi ken</dc:creator>
    <meta:editing-duration>P11DT3H22M23S</meta:editing-duration>
    <meta:editing-cycles>1746</meta:editing-cycles>
    <meta:generator>OpenOffice/4.1.3$Win32 OpenOffice.org_project/413m1$Build-9783</meta:generator>
    <meta:document-statistic meta:table-count="8" meta:image-count="0" meta:object-count="0" meta:page-count="25" meta:paragraph-count="398" meta:word-count="1511" meta:character-count="16838"/>
  </office:meta>
</office:document-meta>
</file>